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-start text:name="__DdeLink__0_2132501733"/>ssh-ed25519 AAAAC3NzaC1lZDI1NTE5AAAAIPf+7NUp2nZc0KDwh53eiYUCyEjz9pcT3awtWmvJMrPl runfagrun@gmail.com<text:bookmark-end text:name="__DdeLink__0_213250173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4T02:28:25.244614791</dc:date>
    <meta:editing-duration>PT10M21S</meta:editing-duration>
    <meta:editing-cycles>1</meta:editing-cycles>
    <meta:document-statistic meta:table-count="0" meta:image-count="0" meta:object-count="0" meta:page-count="1" meta:paragraph-count="1" meta:word-count="3" meta:character-count="100" meta:non-whitespace-character-count="98"/>
    <meta:generator>LibreOffice/7.3.7.2$Linux_X86_64 LibreOffice_project/30$Build-2</meta:generator>
  </office:meta>
</office:document-meta>
</file>